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977B97CF0313F3E2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329.05pt" svg:x="46.03pt" svg:y="85.07pt">
            <draw:object draw:notify-on-update-of-ranges="Sheet1.B4:Sheet1.B4 Sheet1.C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210236" calcext:value-type="float">
            <text:p>0.210236</text:p>
          </table:table-cell>
          <table:table-cell office:value-type="float" office:value="0.199718" calcext:value-type="float">
            <text:p>0.199718</text:p>
          </table:table-cell>
          <table:table-cell office:value-type="float" office:value="0.176174" calcext:value-type="float">
            <text:p>0.176174</text:p>
          </table:table-cell>
          <table:table-cell office:value-type="float" office:value="0.172064" calcext:value-type="float">
            <text:p>0.172064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caling</text:p>
          </table:table-cell>
          <table:table-cell table:formula="of:=[.$C$2]/([.C2]*[.C3])" office:value-type="float" office:value="1" calcext:value-type="float">
            <text:p>1</text:p>
          </table:table-cell>
          <table:table-cell table:formula="of:=[.$C$2]/([.D2]*[.D3])" office:value-type="float" office:value="0.526332128300904" calcext:value-type="float">
            <text:p>0.526332128300904</text:p>
          </table:table-cell>
          <table:table-cell table:formula="of:=[.$C$2]/([.E2]*[.E3])" office:value-type="float" office:value="0.298335736260742" calcext:value-type="float">
            <text:p>0.298335736260742</text:p>
          </table:table-cell>
          <table:table-cell table:formula="of:=[.$C$2]/([.F2]*[.F3])" office:value-type="float" office:value="0.15273096057281" calcext:value-type="float">
            <text:p>0.15273096057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24:47.753386162</meta:creation-date>
    <dc:date>2019-05-12T14:36:53.087671675</dc:date>
    <meta:editing-duration>PT1M25S</meta:editing-duration>
    <meta:editing-cycles>1</meta:editing-cycles>
    <meta:document-statistic meta:table-count="1" meta:cell-count="15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times" style:font-style-name="Regular" style:font-family-generic="roman" fo:font-size="13pt" style:font-size-asian="13pt" style:font-size-complex="13pt"/>
    </style:style>
    <style:style style:name="ch3" style:family="chart">
      <style:chart-properties style:rotation-angle="0"/>
      <style:text-properties fo:font-family="times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imes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E000000DF000000DF977B97CF0313F3E2.svm"/>
      </style:chart-properties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times" style:font-style-name="Regular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times" style:font-style-name="Regular" style:font-family-generic="roman"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11.609cm" xlink:href=".." xlink:type="simple" chart:class="chart:line" chart:style-name="ch1">
        <chart:title svg:x="6.258cm" svg:y="0.949cm" chart:style-name="ch2">
          <text:p>PS4-Exercise2-d</text:p>
        </chart:title>
        <chart:subtitle svg:x="6.237cm" svg:y="1.643cm" chart:style-name="ch3">
          <text:p>Strong Scaling Plot</text:p>
        </chart:subtitle>
        <chart:legend chart:legend-position="end" svg:x="13.57cm" svg:y="5.505cm" style:legend-expansion="high" chart:style-name="ch4"/>
        <chart:plot-area chart:style-name="ch5" table:cell-range-address="Sheet1.B4:Sheet1.F4" chart:data-source-has-labels="column" svg:x="1.33cm" svg:y="2.267cm" svg:width="11.921cm" svg:height="8.129cm">
          <chartooo:coordinate-region svg:x="2.057cm" svg:y="2.466cm" svg:width="11.1cm" svg:height="7.283cm"/>
          <chart:axis chart:dimension="x" chart:name="primary-x" chart:style-name="ch6">
            <chart:title svg:x="6.963cm" svg:y="10.384cm" chart:style-name="ch7">
              <text:p>Threads</text:p>
            </chart:title>
            <chart:grid chart:style-name="ch8" chart:class="major"/>
          </chart:axis>
          <chart:axis chart:dimension="y" chart:name="primary-y" chart:style-name="ch9">
            <chart:title svg:x="1.229cm" svg:y="6.831cm" chart:style-name="ch10">
              <text:p>Scaling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C4:Sheet1.F4" chart:label-cell-address="Sheet1.B4:Sheet1.B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Scaling</text:p>
                <draw:g>
                  <svg:desc>Sheet1.B4:Sheet1.B4</svg:desc>
                </draw:g>
              </table:table-cell>
              <table:table-cell office:value-type="float" office:value="1">
                <text:p>1</text:p>
                <draw:g>
                  <svg:desc>Sheet1.C4:Sheet1.F4</svg:desc>
                </draw:g>
              </table:table-cell>
              <table:table-cell office:value-type="float" office:value="0.526332128300904">
                <text:p>0.526332128300904</text:p>
              </table:table-cell>
              <table:table-cell office:value-type="float" office:value="0.298335736260742">
                <text:p>0.298335736260742</text:p>
              </table:table-cell>
              <table:table-cell office:value-type="float" office:value="0.15273096057281">
                <text:p>0.15273096057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